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mension2DDouble.Dimension2D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mension2DDouble.setSize( double w , double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mension2DDoubl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mension2DDouble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mension2DDoub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mension2DDouble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mension2DDouble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imension2DDouble.Dimension2DDouble( double width , double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